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12a4" officeooo:paragraph-rsid="001e12a4" style:font-weight-asian="bold" style:font-weight-complex="bold"/>
    </style:style>
    <style:style style:name="P2" style:family="paragraph" style:parent-style-name="Standard">
      <style:text-properties fo:font-weight="normal" officeooo:rsid="001e12a4" officeooo:paragraph-rsid="001e12a4" style:font-weight-asian="normal" style:font-weight-complex="normal"/>
    </style:style>
    <style:style style:name="P3" style:family="paragraph" style:parent-style-name="Standard">
      <style:text-properties fo:font-weight="normal" officeooo:rsid="001e12a4" officeooo:paragraph-rsid="001e12a4" style:font-name-asian="Times New Roman" style:font-weight-asian="normal" style:font-name-complex="Calibri" style:font-weight-complex="normal"/>
    </style:style>
    <style:style style:name="P4" style:family="paragraph" style:parent-style-name="Standard">
      <style:text-properties fo:font-weight="bold" officeooo:rsid="001e12a4" officeooo:paragraph-rsid="001e12a4" style:font-weight-asian="bold" style:font-weight-complex="bold"/>
    </style:style>
    <style:style style:name="P5" style:family="paragraph" style:parent-style-name="Standard">
      <style:text-properties fo:font-weight="bold" officeooo:rsid="001e12a4" officeooo:paragraph-rsid="00211aaf" style:font-weight-asian="bold" style:font-weight-complex="bold"/>
    </style:style>
    <style:style style:name="P6" style:family="paragraph" style:parent-style-name="Standard">
      <style:text-properties fo:font-weight="bold" officeooo:rsid="00211aaf" officeooo:paragraph-rsid="00211aaf" style:font-weight-asian="bold" style:font-weight-complex="bold"/>
    </style:style>
    <style:style style:name="P7" style:family="paragraph" style:parent-style-name="Standard">
      <style:text-properties fo:font-weight="bold" officeooo:rsid="00229a45" officeooo:paragraph-rsid="00229a45" style:font-weight-asian="bold" style:font-weight-complex="bold"/>
    </style:style>
    <style:style style:name="P8" style:family="paragraph" style:parent-style-name="Standard">
      <style:text-properties fo:font-weight="normal" officeooo:rsid="00211aaf" officeooo:paragraph-rsid="00211aaf" style:font-weight-asian="normal" style:font-weight-complex="normal"/>
    </style:style>
    <style:style style:name="P9" style:family="paragraph" style:parent-style-name="Standard">
      <style:text-properties fo:font-weight="normal" officeooo:rsid="001e12a4" officeooo:paragraph-rsid="00211aaf" style:font-weight-asian="normal" style:font-weight-complex="normal"/>
    </style:style>
    <style:style style:name="P10" style:family="paragraph" style:parent-style-name="Standard">
      <style:text-properties fo:font-weight="normal" officeooo:rsid="00229a45" officeooo:paragraph-rsid="00229a45" style:font-weight-asian="normal" style:font-weight-complex="normal"/>
    </style:style>
    <style:style style:name="P11" style:family="paragraph" style:parent-style-name="Preformatted_20_Text">
      <style:text-properties fo:font-size="9pt" style:font-size-asian="9pt" style:font-size-complex="9pt"/>
    </style:style>
    <style:style style:name="P12" style:family="paragraph" style:parent-style-name="Preformatted_20_Text">
      <style:text-properties fo:font-size="9pt" style:font-size-asian="7.84999990463257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" style:font-weight-asian="normal" style:font-name-complex="Calibri" style:font-weight-complex="normal"/>
    </style:style>
    <style:style style:name="T3" style:family="text">
      <style:text-properties fo:font-weight="normal" officeooo:rsid="0006e2db" style:font-name-asian="Times New Roman" style:font-weight-asian="normal" style:font-name-complex="Calibri" style:font-weight-complex="normal"/>
    </style:style>
    <style:style style:name="T4" style:family="text">
      <style:text-properties fo:font-weight="normal" officeooo:rsid="001fb656" style:font-name-asian="Times New Roman" style:font-weight-asian="normal" style:font-name-complex="Calibri" style:font-weight-complex="normal"/>
    </style:style>
    <style:style style:name="T5" style:family="text">
      <style:text-properties fo:font-weight="normal" officeooo:rsid="002099c9" style:font-name-asian="Times New Roman" style:font-weight-asian="normal" style:font-name-complex="Calibri" style:font-weight-complex="normal"/>
    </style:style>
    <style:style style:name="T6" style:family="text">
      <style:text-properties fo:font-weight="normal" officeooo:rsid="00211aaf" style:font-name-asian="Times New Roman" style:font-weight-asian="normal" style:font-name-complex="Calibri" style:font-weight-complex="normal"/>
    </style:style>
    <style:style style:name="T7" style:family="text">
      <style:text-properties style:font-name-asian="Times New Roman" style:font-name-complex="Calibri"/>
    </style:style>
    <style:style style:name="T8" style:family="text">
      <style:text-properties officeooo:rsid="0006e2db" style:font-name-asian="Times New Roman" style:font-name-complex="Calibri"/>
    </style:style>
    <style:style style:name="T9" style:family="text">
      <style:text-properties officeooo:rsid="00211aaf" style:font-name-asian="Times New Roman"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2"/>
      <text:p text:style-name="P2">Team members:</text:p>
      <text:p text:style-name="P2">1. Clayton Mottley</text:p>
      <text:p text:style-name="P1"><text:span text:style-name="T1">2. </text:span><text:span text:style-name="T3">Xavier Gitiaux</text:span></text:p>
      <text:p text:style-name="P1"><text:span text:style-name="T3">3. </text:span><text:span text:style-name="T2">Anowarul Kabir</text:span></text:p>
      <text:p text:style-name="P3"/>
      <text:p text:style-name="P3">Team works:</text:p>
      <text:p text:style-name="P1"><text:span text:style-name="T2">1. As usual, we first came up with our own solution </text:span><text:span text:style-name="T4">where everyone’s solutions </text:span><text:span text:style-name="T5">is used to</text:span><text:span text:style-name="T4"> </text:span><text:span text:style-name="T5">construct</text:span><text:span text:style-name="T4"> the </text:span><text:span text:style-name="T5">final answer</text:span><text:span text:style-name="T4"> Then we</text:span><text:span text:style-name="T2"> discussed over </text:span><text:span text:style-name="T4">some additional points.</text:span></text:p>
      <text:p text:style-name="P3">1.1 Do we need to handle pushing ‘null’ object in push()?</text:p>
      <text:p text:style-name="P3">Ans: No. As that is not in the previous contract.</text:p>
      <text:p text:style-name="P3">1.2 Do we need to use custom EmptyStackException instead of IllegalStateException in top and pop?</text:p>
      <text:p text:style-name="P1"><text:span text:style-name="T2">Ans: No, that will also break the contract. Moreover, ISE is </text:span><text:span text:style-name="T4">serving the</text:span><text:span text:style-name="T2"> context, as we are calling top and pop before reaching the expected state of the object.</text:span></text:p>
      <text:p text:style-name="P3">1.3 Do we need to implement clone, toString, equals?</text:p>
      <text:p text:style-name="P3">Ans: No, that is not asked in the assignment. It only asked immutable stack implementation given the behavior. </text:p>
      <text:p text:style-name="P1"><text:span text:style-name="T2">2. Finally, when we merge three solutions, we take Clayton’s implementation for the code, Xavier’s </text:span><text:span text:style-name="T4">unit </text:span><text:span text:style-name="T2">test cases and Anowarul’s javadoc.</text:span></text:p>
      <text:p text:style-name="P1"><text:span text:style-name="T2"/></text:p>
      <text:p text:style-name="P6"><text:span text:style-name="T2">Here, we have attached the original solutions developed by each. </text:span></text:p>
      <text:p text:style-name="P6"><text:span text:style-name="T2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7">Clayton’s original solution</text:span></text:p>
      <text:p text:style-name="P8"/>
      <text:p text:style-name="P11">import java.util.*;</text:p>
      <text:p text:style-name="P11">public class Stack {</text:p>
      <text:p text:style-name="P11"><text:s text:c="4"/>private Object[] elements;</text:p>
      <text:p text:style-name="P11"><text:s text:c="4"/>private int size = 0;</text:p>
      <text:p text:style-name="P11"><text:s text:c="4"/>public Stack() {</text:p>
      <text:p text:style-name="P11"><text:s text:c="8"/>this.elements = new Object[0];</text:p>
      <text:p text:style-name="P11"><text:s text:c="4"/>}</text:p>
      <text:p text:style-name="P11"><text:s text:c="4"/>private Stack(Object[] elements) {</text:p>
      <text:p text:style-name="P11"><text:s text:c="8"/>this.elements = elements;</text:p>
      <text:p text:style-name="P11"><text:s text:c="8"/>this.size = elements.length;</text:p>
      <text:p text:style-name="P11"><text:s text:c="4"/>}</text:p>
      <text:p text:style-name="P11"><text:s text:c="4"/>public Stack push(Object e) {</text:p>
      <text:p text:style-name="P11"><text:s text:c="8"/>Object[] newElements = new Object[this.elements.length + 1];</text:p>
      <text:p text:style-name="P11"><text:s text:c="8"/>System.arraycopy(this.elements, 0, newElements, 0, this.elements.length);</text:p>
      <text:p text:style-name="P11"><text:s text:c="8"/>newElements[newElements.length - 1] = e;</text:p>
      <text:p text:style-name="P11"><text:s text:c="8"/>return new Stack(newElements);</text:p>
      <text:p text:style-name="P11"><text:s text:c="4"/>}</text:p>
      <text:p text:style-name="P11"><text:s text:c="4"/>public Stack pop() {</text:p>
      <text:p text:style-name="P11"><text:s text:c="8"/>if (this.size == 0) throw new IllegalStateException("Stack is empty!");</text:p>
      <text:p text:style-name="P11"><text:s text:c="8"/>Object[] newElements = new Object[this.elements.length - 1];</text:p>
      <text:p text:style-name="P11"><text:s text:c="8"/>System.arraycopy(this.elements, 0, newElements, 0, newElements.length);</text:p>
      <text:p text:style-name="P11"><text:s text:c="8"/>return new Stack(newElements);</text:p>
      <text:p text:style-name="P11"><text:s text:c="4"/>}</text:p>
      <text:p text:style-name="P11"><text:s text:c="4"/>public Object top() {</text:p>
      <text:p text:style-name="P11"><text:s text:c="8"/>if (this.size == 0) throw new IllegalStateException("Stack is empty!");</text:p>
      <text:p text:style-name="P11"><text:s text:c="8"/>return this.elements[this.elements.length - 1];</text:p>
      <text:p text:style-name="P11"><text:s text:c="4"/>}</text:p>
      <text:p text:style-name="P11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oft-page-break/><text:span text:style-name="T8">Xavier’</text:span><text:span text:style-name="T9">s original solution</text:span></text:p>
      <text:p text:style-name="P9"><text:span text:style-name="T9"/></text:p>
      <text:p text:style-name="P11">public class ImmutableStack {</text:p>
      <text:p text:style-name="P11"><text:s text:c="4"/>/*</text:p>
      <text:p text:style-name="P11"><text:s text:c="4"/>Overview: implements a immutable stack</text:p>
      <text:p text:style-name="P11"><text:s text:c="5"/>*/</text:p>
      <text:p text:style-name="P11"><text:s text:c="4"/>private Object[] elements;</text:p>
      <text:p text:style-name="P11"><text:s text:c="4"/>private int size = 0;</text:p>
      <text:p text:style-name="P11"/>
      <text:p text:style-name="P11"><text:s text:c="4"/>private ImmutableStack(int n) {</text:p>
      <text:p text:style-name="P11"><text:s text:c="8"/>this.elements = new Object[n];</text:p>
      <text:p text:style-name="P11"><text:s text:c="4"/>}</text:p>
      <text:p text:style-name="P11"><text:s text:c="4"/>public ImmutableStack(){</text:p>
      <text:p text:style-name="P11"><text:s text:c="8"/>this.elements = new Object[size];</text:p>
      <text:p text:style-name="P11"><text:s text:c="4"/>}</text:p>
      <text:p text:style-name="P11"/>
      <text:p text:style-name="P11"><text:s text:c="4"/>public ImmutableStack push(Object e){</text:p>
      <text:p text:style-name="P11"><text:s text:c="8"/>/*</text:p>
      <text:p text:style-name="P11"><text:s text:c="8"/>@param element to add</text:p>
      <text:p text:style-name="P11"><text:s text:c="8"/>@return a new stack with all the elements in this.elements plus e at the end</text:p>
      <text:p text:style-name="P11"><text:s text:c="9"/>*/</text:p>
      <text:p text:style-name="P11"><text:s text:c="8"/>ImmutableStack newStack = new ImmutableStack(size + 1);</text:p>
      <text:p text:style-name="P11"><text:s text:c="8"/>System.arraycopy(elements, 0, newStack.elements, 0, size);</text:p>
      <text:p text:style-name="P11"><text:s text:c="8"/>newStack.elements[size] = e;</text:p>
      <text:p text:style-name="P11"><text:s text:c="8"/>newStack.size = size + 1;</text:p>
      <text:p text:style-name="P11"><text:s text:c="8"/>return newStack;</text:p>
      <text:p text:style-name="P11"><text:s text:c="4"/>}</text:p>
      <text:p text:style-name="P11"/>
      <text:p text:style-name="P11"><text:s text:c="4"/>public ImmutableStack pop(){</text:p>
      <text:p text:style-name="P11"><text:s text:c="8"/>/*</text:p>
      <text:p text:style-name="P11"><text:s text:c="8"/>@return a new stack with all elements in this.elements but the last element</text:p>
      <text:p text:style-name="P11"><text:s text:c="8"/>@throw IllegalStateException if this.size == 0</text:p>
      <text:p text:style-name="P11"><text:s text:c="9"/>*/</text:p>
      <text:p text:style-name="P11"><text:s text:c="8"/>if (size == 0)</text:p>
      <text:p text:style-name="P11"><text:s text:c="12"/>throw new IllegalStateException("ImmutableStack.pop");</text:p>
      <text:p text:style-name="P11"><text:s text:c="8"/>ImmutableStack newStack = new ImmutableStack(size -1);</text:p>
      <text:p text:style-name="P11"><text:s text:c="8"/>System.arraycopy(elements, 0, newStack.elements, 0, size - 1);</text:p>
      <text:p text:style-name="P11"><text:s text:c="8"/>newStack.size = size -1;</text:p>
      <text:p text:style-name="P11"><text:s text:c="8"/>return newStack;</text:p>
      <text:p text:style-name="P11"><text:s text:c="4"/>}</text:p>
      <text:p text:style-name="P11"/>
      <text:p text:style-name="P11"><text:s text:c="4"/>public Object gethead(){</text:p>
      <text:p text:style-name="P11"><text:s text:c="8"/>/*</text:p>
      <text:p text:style-name="P11"><text:s text:c="8"/>@return the last element in this.element</text:p>
      <text:p text:style-name="P11"><text:s text:c="8"/>@throw IllegalStateException if this.size == 0</text:p>
      <text:p text:style-name="P11"><text:s text:c="9"/>*/</text:p>
      <text:p text:style-name="P11"><text:s text:c="8"/>if (size == 0)</text:p>
      <text:p text:style-name="P11"><text:s text:c="12"/>throw new IllegalStateException("ImmutableStack.pop");</text:p>
      <text:p text:style-name="P11"/>
      <text:p text:style-name="P11"><text:s text:c="8"/>return elements[--size];</text:p>
      <text:p text:style-name="P11"><text:s text:c="4"/>}</text:p>
      <text:p text:style-name="P11">}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7"><text:soft-page-break/><text:span text:style-name="T9">A</text:span><text:span text:style-name="T7">nowarul’s original solution</text:span></text:p>
      <text:p text:style-name="P10"><text:span text:style-name="T7"/></text:p>
      <text:p text:style-name="P12">/**</text:p>
      <text:p text:style-name="P12"><text:s/>* Stack is an unbounded, immutable implementation of "Bloch's Stack example</text:p>
      <text:p text:style-name="P12"><text:s/>* page 60, 3rd edition"</text:p>
      <text:p text:style-name="P12"><text:s/>*/</text:p>
      <text:p text:style-name="P12">public class Stack {</text:p>
      <text:p text:style-name="P12"><text:tab/>private Object[] elements;</text:p>
      <text:p text:style-name="P12"><text:tab/>private int size = 0;</text:p>
      <text:p text:style-name="P12"><text:tab/>private static final int DEFAULT_INITIAL_CAPACITY = 0;</text:p>
      <text:p text:style-name="P12"><text:tab/>/**</text:p>
      <text:p text:style-name="P12"><text:tab/> * Initializes Stack to be empty.</text:p>
      <text:p text:style-name="P12"><text:tab/> */</text:p>
      <text:p text:style-name="P12"><text:tab/>public Stack() {</text:p>
      <text:p text:style-name="P12"><text:tab/><text:tab/>// EFFECTS: Initializes Stack to be empty.</text:p>
      <text:p text:style-name="P12"><text:tab/><text:tab/>this.elements = new Object[DEFAULT_INITIAL_CAPACITY];</text:p>
      <text:p text:style-name="P12"><text:tab/>}</text:p>
      <text:p text:style-name="P12"><text:tab/>private Stack(Object[] elements) {</text:p>
      <text:p text:style-name="P12"><text:tab/><text:tab/>this.elements = elements;</text:p>
      <text:p text:style-name="P12"><text:tab/><text:tab/>this.size = elements.length;</text:p>
      <text:p text:style-name="P12"><text:tab/>}</text:p>
      <text:p text:style-name="P12">​<text:tab/>/**</text:p>
      <text:p text:style-name="P12"><text:tab/> * Push an Object at the top of the Stack.</text:p>
      <text:p text:style-name="P12"><text:tab/> * </text:p>
      <text:p text:style-name="P12"><text:tab/> * @param e The Object to be pushed.</text:p>
      <text:p text:style-name="P12"><text:tab/> * @return Stack after e being pushed.</text:p>
      <text:p text:style-name="P12"><text:tab/> * @throws IllegalArgumentException if e is null.</text:p>
      <text:p text:style-name="P12"><text:tab/> */</text:p>
      <text:p text:style-name="P12"><text:tab/>public Stack push(Object e) {</text:p>
      <text:p text:style-name="P12"><text:tab/><text:tab/>if (e == null)</text:p>
      <text:p text:style-name="P12"><text:tab/><text:tab/><text:tab/>throw new IllegalArgumentException("Stack.push: cannot push null object.");</text:p>
      <text:p text:style-name="P12"><text:tab/><text:tab/>Object[] oldElements = new Object[this.elements.length + 1];</text:p>
      <text:p text:style-name="P12"><text:tab/><text:tab/>System.arraycopy(this.elements, 0, oldElements, 0, this.elements.length);</text:p>
      <text:p text:style-name="P12"><text:tab/><text:tab/>oldElements[this.elements.length] = e;</text:p>
      <text:p text:style-name="P12"><text:tab/><text:tab/>return new Stack(oldElements);</text:p>
      <text:p text:style-name="P12"><text:tab/>}</text:p>
      <text:p text:style-name="P12"><text:tab/>/**</text:p>
      <text:p text:style-name="P12"><text:tab/> * Returns Stack after the top element being popped up.</text:p>
      <text:p text:style-name="P12"><text:tab/> * </text:p>
      <text:p text:style-name="P12"><text:tab/> * @return Stack after top element being popped up.</text:p>
      <text:p text:style-name="P12"><text:tab/> * @throws EmptyStackException if Stack is empty.</text:p>
      <text:p text:style-name="P12"><text:tab/> */</text:p>
      <text:p text:style-name="P12"><text:tab/>public Stack pop() {</text:p>
      <text:p text:style-name="P12"><text:tab/><text:tab/>// EFFECTS: If Stack is empty throws EmptyStackException, else return Stack</text:p>
      <text:p text:style-name="P12"><text:tab/><text:tab/>// after top element being popped up.</text:p>
      <text:p text:style-name="P12"><text:tab/><text:tab/>if (size == 0)</text:p>
      <text:p text:style-name="P12"><text:tab/><text:tab/><text:tab/>throw new EmptyStackException("Stack.pop: Stack is empty.");</text:p>
      <text:p text:style-name="P12"><text:tab/><text:tab/>Object[] newElements = new Object[this.elements.length-1];</text:p>
      <text:p text:style-name="P12"><text:tab/><text:tab/>System.arraycopy(this.elements, 0, newElements, 0, newElements.length);</text:p>
      <text:p text:style-name="P12"><text:tab/><text:tab/>return new Stack(newElements);</text:p>
      <text:p text:style-name="P12"><text:tab/>}</text:p>
      <text:p text:style-name="P12"><text:tab/>/**</text:p>
      <text:p text:style-name="P12"><text:tab/> * Returns the top element of the Stack.</text:p>
      <text:p text:style-name="P12"><text:tab/> * </text:p>
      <text:p text:style-name="P12"><text:tab/> * @return Top element of the Stack.</text:p>
      <text:p text:style-name="P12"><text:tab/> * @throws EmptyStackException if no element at the top.</text:p>
      <text:p text:style-name="P12"><text:tab/> */</text:p>
      <text:p text:style-name="P12"><text:tab/>public Object top() {</text:p>
      <text:p text:style-name="P12"><text:tab/><text:tab/>// EFFECTS: If Stack is empty throws EmptyStackException, else return top Object</text:p>
      <text:p text:style-name="P12"><text:tab/><text:tab/>// of the Stack.</text:p>
      <text:p text:style-name="P12"><text:tab/><text:tab/>if (size == 0)</text:p>
      <text:p text:style-name="P12"><text:tab/><text:tab/><text:tab/>throw new EmptyStackException("Stack.top: No element at the top, Stack is empty.");</text:p>
      <text:p text:style-name="P12"><text:soft-page-break/><text:tab/><text:tab/>return this.elements[this.elements.length - 1];</text:p>
      <text:p text:style-name="P12"><text:tab/>}</text:p>
      <text:p text:style-name="P12"><text:tab/>/**</text:p>
      <text:p text:style-name="P12"><text:tab/> * Returns the current size of the Stack.</text:p>
      <text:p text:style-name="P12"><text:tab/> * </text:p>
      <text:p text:style-name="P12"><text:tab/> * @return The size of the Stack.</text:p>
      <text:p text:style-name="P12"><text:tab/> */</text:p>
      <text:p text:style-name="P12"><text:tab/>public int getSize() {</text:p>
      <text:p text:style-name="P12"><text:tab/><text:tab/>return size;</text:p>
      <text:p text:style-name="P12"><text:tab/>}</text:p>
      <text:p text:style-name="P12">}</text:p>
      <text:p text:style-name="P12"/>
      <text:p text:style-name="P12">class EmptyStackException extends RuntimeException {</text:p>
      <text:p text:style-name="P12"><text:tab/>/**</text:p>
      <text:p text:style-name="P12"><text:tab/> * </text:p>
      <text:p text:style-name="P12"><text:tab/> */</text:p>
      <text:p text:style-name="P12"><text:tab/>private static final long serialVersionUID = 1L;</text:p>
      <text:p text:style-name="P12"><text:tab/>public EmptyStackException() {</text:p>
      <text:p text:style-name="P12"><text:tab/><text:tab/>super();</text:p>
      <text:p text:style-name="P12"><text:tab/>}</text:p>
      <text:p text:style-name="P12">​<text:tab/>public EmptyStackException(String msg) {</text:p>
      <text:p text:style-name="P12"><text:tab/><text:tab/>super(msg);</text:p>
      <text:p text:style-name="P12"><text:tab/>}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54:31.415828041</meta:creation-date>
    <dc:date>2019-09-17T12:35:39.727702293</dc:date>
    <meta:editing-duration>PT14M4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174" meta:word-count="781" meta:character-count="5821" meta:non-whitespace-character-count="4628"/>
  </office:meta>
</office:document-meta>
</file>